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52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5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70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2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justify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justify" fo:margin-left="-18.00pt" fo:text-indent="18.00pt"/>
    </style:style>
    <style:style style:name="P5" style:family="paragraph">
      <style:paragraph-properties fo:line-height="100.00%" fo:text-align="justify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justify" fo:margin-left="-18.00pt" fo:text-indent="18.00pt"/>
    </style:style>
    <style:style style:name="P7" style:family="paragraph">
      <style:paragraph-properties fo:line-height="100.00%" fo:text-align="justify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justify" fo:margin-left="-18.00pt" fo:text-indent="18.00pt"/>
    </style:style>
    <style:style style:name="P9" style:family="paragraph">
      <style:paragraph-properties fo:line-height="100.00%" fo:text-align="justify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justify" fo:margin-left="-18.00pt" fo:text-indent="18.00pt"/>
    </style:style>
    <style:style style:name="P11" style:family="paragraph">
      <style:paragraph-properties fo:line-height="100.00%" fo:text-align="justify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justify" fo:margin-left="-18.00pt" fo:text-indent="18.00pt"/>
    </style:style>
    <style:style style:name="P13" style:family="paragraph">
      <style:paragraph-properties fo:line-height="100.00%" fo:text-align="justify" fo:margin-left="-12.95pt" fo:text-indent="0.00pt"/>
    </style:style>
    <style:style style:name="P14" style:family="paragraph">
      <style:paragraph-properties fo:line-height="100.00%" fo:text-align="justify" fo:margin-left="19.10pt" fo:text-indent="0.00pt"/>
    </style:style>
    <style:style style:name="P15" style:family="paragraph">
      <style:paragraph-properties fo:line-height="100.00%" fo:text-align="justify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justify" fo:margin-left="-18.00pt" fo:text-indent="18.00pt"/>
    </style:style>
    <style:style style:name="P17" style:family="paragraph">
      <style:paragraph-properties fo:line-height="100.00%" fo:text-align="justify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justify" fo:margin-left="-18.00pt" fo:text-indent="18.00pt"/>
    </style:style>
    <style:style style:name="P19" style:family="paragraph">
      <style:paragraph-properties fo:line-height="100.00%" fo:text-align="justify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justify" fo:margin-left="-18.00pt" fo:text-indent="18.00pt"/>
    </style:style>
    <style:style style:name="P21" style:family="paragraph">
      <style:paragraph-properties fo:line-height="100.00%" fo:text-align="justify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justify" fo:margin-left="-18.00pt" fo:text-indent="18.00pt"/>
    </style:style>
    <style:style style:name="P23" style:family="paragraph">
      <style:paragraph-properties fo:line-height="100.00%" fo:text-align="justify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justify" fo:margin-left="-18.00pt" fo:text-indent="18.00pt"/>
    </style:style>
    <style:style style:name="P25" style:family="paragraph">
      <style:paragraph-properties fo:line-height="100.00%" fo:text-align="justify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justify" fo:margin-left="-18.00pt" fo:text-indent="18.00pt"/>
    </style:style>
  </office:automatic-styles>
  <office:body>
    <office:text>
      <text:p text:style-name="P1"><text:span text:style-name="T1">Örkény István<text:s/></text:span><text:span text:style-name="T2">–</text:span><text:span text:style-name="T3"><text:s/>Egypercesek</text:span></text:p>
      <text:p text:style-name="P1"><text:span text:style-name="T4"/></text:p>
      <text:p text:style-name="P2"><text:span text:style-name="T5">A</text:span><text:span text:style-name="T6"><text:s/>m</text:span><text:span text:style-name="T7">űfaj megjel</text:span><text:span text:style-name="T8">ölése t</text:span><text:span text:style-name="T9">őle sz</text:span><text:span text:style-name="T10">ármazik</text:span><text:span text:style-name="T11">, terjedelemre utal,<text:s/></text:span><text:span text:style-name="T12">nagyon rövid kis novellák</text:span><text:span text:style-name="T13">. G</text:span><text:span text:style-name="T14">roteszk hatást eredményez hogy az egyperces jelz</text:span><text:span text:style-name="T15">őt a novell</text:span><text:span text:style-name="T16">ával kapcsolja össze</text:span><text:span text:style-name="T17">.</text:span><text:span text:style-name="T18"/></text:p>
      <text:p text:style-name="P2"><text:span text:style-name="T19">N</text:span><text:span text:style-name="T20">em<text:s/></text:span><text:span text:style-name="T21">ő az első, aki ilyet<text:s/></text:span><text:span text:style-name="T22">ír,</text:span><text:span text:style-name="T23"><text:s/></text:span><text:span text:style-name="T24">a m</text:span><text:span text:style-name="T25">űfaj nem<text:s/></text:span><text:span text:style-name="T26">új</text:span><text:span text:style-name="T27">.<text:s/></text:span><text:span text:style-name="T28">Kosztolányi: Bölcs</text:span><text:span text:style-name="T29">őtől a s</text:span><text:span text:style-name="T30">írig</text:span><text:span text:style-name="T31">,<text:s/></text:span><text:span text:style-name="T32">Kafka</text:span><text:span text:style-name="T33">, Rénerd: Napló</text:span><text:span text:style-name="T34"/></text:p>
      <text:p text:style-name="P3"><text:span text:style-name="T35"/></text:p>
      <text:p text:style-name="P3"><text:span text:style-name="T36">Használati utasítás szerint</text:span></text:p>
      <text:list text:style-name="L4">
        <text:list-item>
          <text:p text:style-name="P4"><text:span text:style-name="T37">csak a legfontosabbakat írja le</text:span><text:span text:style-name="T38">,<text:s/></text:span><text:span text:style-name="T39">az írói közlés a minimumra törekszik<text:s/></text:span><text:span text:style-name="T40">→</text:span><text:span text:style-name="T41"><text:s/>redukciós/lefokozó</text:span></text:p>
        </text:list-item>
        <text:list-item>
          <text:p text:style-name="P4"><text:span text:style-name="T42">kétszemélyes novellák</text:span><text:span text:style-name="T43">,<text:s/></text:span><text:span text:style-name="T44">író, aki megírja</text:span><text:span text:style-name="T45"><text:s/></text:span><text:span text:style-name="T46">olvasó, aki ezt megfejti, kibontja, kiegészíti a saját fantáziájával</text:span></text:p>
        </text:list-item>
        <text:list-item>
          <text:p text:style-name="P4"><text:span text:style-name="T46">enigmaszer</text:span><text:span text:style-name="T47">űek: elgondolkodtattnak, meg kell fejteni, tal</text:span><text:span text:style-name="T48">ány</text:span><text:span text:style-name="T49">osság</text:span><text:span text:style-name="T50"/></text:p>
        </text:list-item>
        <text:list-item>
          <text:p text:style-name="P4"><text:span text:style-name="T51">sosem zárnak le valamit, hanem elindítanak</text:span></text:p>
        </text:list-item>
        <text:list-item>
          <text:p text:style-name="P4"><text:span text:style-name="T51">címadás jelent</text:span><text:span text:style-name="T52">ős</text:span><text:span text:style-name="T53">ége</text:span><text:span text:style-name="T54">,<text:s/></text:span><text:span text:style-name="T55">források:</text:span><text:span text:style-name="T56"><text:s/></text:span><text:span text:style-name="T57">korabeli Budapesti viccek</text:span><text:span text:style-name="T58">,<text:s/></text:span><text:span text:style-name="T59">talált szöveg</text:span><text:span text:style-name="T60"><text:s/></text:span><text:span text:style-name="T61">dokumentum:<text:s/></text:span><text:span text:style-name="T62">groteszk vonás:<text:s/></text:span><text:span text:style-name="T63">kiemeli a megszokott környezetéb</text:span><text:span text:style-name="T64">ől<text:s/></text:span><text:span text:style-name="T65">és m</text:span><text:span text:style-name="T66">űalkot</text:span><text:span text:style-name="T67">ásként a kötetbe emeli</text:span></text:p>
        </text:list-item>
      </text:list>
      <text:p text:style-name="P5"><text:span text:style-name="T68"/></text:p>
      <text:p text:style-name="P5"><text:span text:style-name="T69">Arról, hogy mi a groteszk</text:span></text:p>
      <text:list text:style-name="L6">
        <text:list-item>
          <text:p text:style-name="P6"><text:span text:style-name="T70">groteszk: grotta = barlang szóból ered</text:span></text:p>
        </text:list-item>
        <text:list-item>
          <text:p text:style-name="P6"><text:span text:style-name="T70">esztétikai min</text:span><text:span text:style-name="T71">ős</text:span><text:span text:style-name="T72">ég, világszemlélet</text:span><text:span text:style-name="T73">,<text:s/></text:span><text:span text:style-name="T74">m</text:span><text:span text:style-name="T75">űv</text:span><text:span text:style-name="T76">észetek kezdetét</text:span><text:span text:style-name="T77">ől jelen van</text:span></text:p>
        </text:list-item>
        <text:list-item>
          <text:p text:style-name="P6"><text:span text:style-name="T78">romantika id</text:span><text:span text:style-name="T79">őszak</text:span><text:span text:style-name="T80">ában vált központivá<text:s/></text:span><text:span text:style-name="T81">→</text:span><text:span text:style-name="T82"><text:s/>Hoffmann, Poe, Gogol, Kafka</text:span></text:p>
        </text:list-item>
        <text:list-item>
          <text:p text:style-name="P6"><text:span text:style-name="T83">széls</text:span><text:span text:style-name="T84">ős</text:span><text:span text:style-name="T85">égesen össze nem ill</text:span><text:span text:style-name="T86">ő elemeket p</text:span><text:span text:style-name="T87">árosít</text:span><text:span text:style-name="T88">,<text:s/></text:span><text:span text:style-name="T89">nevetséges, borzongató hatást kelt egyszerre</text:span><text:span text:style-name="T90">, r</text:span><text:span text:style-name="T91">eális-irreális, fenséges-alantas, szép-rút keveredése</text:span></text:p>
        </text:list-item>
        <text:list-item>
          <text:p text:style-name="P6"><text:span text:style-name="T91">a rútság szorongást, félelmet kelt</text:span><text:span text:style-name="T92">,<text:s/></text:span><text:span text:style-name="T93">meg kell különböztetni az abszurdtól</text:span></text:p>
        </text:list-item>
        <text:list-item>
          <text:p text:style-name="P6"><text:span text:style-name="T93">groteszk: a világ t</text:span><text:span text:style-name="T94">űrhetetlen, újragondolásra kényszerít</text:span><text:span text:style-name="T95">,</text:span><text:span text:style-name="T96"><text:s/>tekintsd át és változtass,</text:span><text:span text:style-name="T97"><text:s/>ott a remény</text:span></text:p>
        </text:list-item>
        <text:list-item>
          <text:p text:style-name="P6"><text:span text:style-name="T98">abszurd: a világ nem csak t</text:span><text:span text:style-name="T99">űrhetetlen, de<text:s/></text:span><text:span text:style-name="T100">értelmetlen is, a remény nincs jelen</text:span><text:span text:style-name="T101">, erkölcsi különbség van a kett</text:span><text:span text:style-name="T102">ő között</text:span><text:span text:style-name="T103"/></text:p>
        </text:list-item>
        <text:list-item>
          <text:p text:style-name="P6"><text:span text:style-name="T104">a realizmus már kevés a világ ábrázolására, ezért van szükség a groteszkre</text:span></text:p>
        </text:list-item>
      </text:list>
      <text:p text:style-name="P7"><text:span text:style-name="T105"/></text:p>
      <text:p text:style-name="P7"><text:span text:style-name="T106">Novella</text:span><text:span text:style-name="T107">:</text:span><text:span text:style-name="T108"/></text:p>
      <text:list text:style-name="L8">
        <text:list-item>
          <text:p text:style-name="P8"><text:span text:style-name="T109">újragondolás: más szemszögb</text:span><text:span text:style-name="T110">ől m</text:span><text:span text:style-name="T111">áshogy látszik a világ,<text:s/></text:span><text:span text:style-name="T112">nem csak egy néz</text:span><text:span text:style-name="T113">őpont van a világon</text:span><text:span text:style-name="T114"/></text:p>
        </text:list-item>
        <text:list-item>
          <text:p text:style-name="P8"><text:span text:style-name="T115">testnevel</text:span><text:span text:style-name="T116">ő tan</text:span><text:span text:style-name="T117">ár utasítása<text:s/></text:span><text:span text:style-name="T118">→</text:span><text:span text:style-name="T119"><text:s/>udvarias</text:span><text:span text:style-name="T120">, ez ad egy keretet a szövegnek,<text:s/></text:span><text:span text:style-name="T121">parodisztikus</text:span><text:span text:style-name="T122"><text:s/>kérem, köszönöm nem jellemz</text:span><text:span text:style-name="T123">ő a tesitanárokra</text:span><text:span text:style-name="T124"/></text:p>
        </text:list-item>
        <text:list-item>
          <text:p text:style-name="P8"><text:span text:style-name="T124">groteszk: - sajátos szemléletmód</text:span><text:span text:style-name="T125">,<text:s/></text:span><text:span text:style-name="T126">a valós<text:s text:c="2"/>jelenségek más értelmezést nyernek</text:span></text:p>
        </text:list-item>
        <text:list-item>
          <text:p text:style-name="P8"><text:span text:style-name="T126">mulatságos, de szorongást kelt</text:span><text:span text:style-name="T127">ő</text:span></text:p>
        </text:list-item>
        <text:list-item>
          <text:p text:style-name="P8"><text:span text:style-name="T128">komolyan,<text:s/></text:span><text:span text:style-name="T129">tárgyilagosan ír</text:span><text:span text:style-name="T130">, zavarba hoz<text:s/></text:span><text:span text:style-name="T131">→</text:span><text:span text:style-name="T132"><text:s/>természetes, olyan mintha ez lenne a világ rendje</text:span></text:p>
        </text:list-item>
        <text:list-item>
          <text:p text:style-name="P8"><text:span text:style-name="T133">mindent az olvasókra bíz</text:span></text:p>
        </text:list-item>
        <text:list-item>
          <text:p text:style-name="P8"><text:span text:style-name="T133">Örkény szerint a parodisztikus kép a hitelesebb</text:span><text:span text:style-name="T134">, valósabb,<text:s/></text:span><text:span text:style-name="T135">önmagunkkal való szembenézésre késztet</text:span><text:span text:style-name="T136">,<text:s/></text:span><text:span text:style-name="T137">változtatás lehet</text:span><text:span text:style-name="T138">ős</text:span><text:span text:style-name="T139">égét adja</text:span></text:p>
        </text:list-item>
        <text:list-item>
          <text:p text:style-name="P8"><text:span text:style-name="T140">a torna amire fel vagyunk szólítva valójában agytorna, intellektuális torna, ami cselekvésre ösztönöz</text:span></text:p>
        </text:list-item>
      </text:list>
      <text:p text:style-name="P9"><text:span text:style-name="T141"/></text:p>
      <text:p text:style-name="P9"><text:span text:style-name="T142">In memoriam Dr. K.H.G.</text:span></text:p>
      <text:list text:style-name="L10">
        <text:list-item>
          <text:p text:style-name="P10"><text:span text:style-name="T143">K.H.G = K. Havas Géza<text:s/></text:span><text:span text:style-name="T144">→</text:span><text:span text:style-name="T145"><text:s/>kritikus, újságíró</text:span></text:p>
        </text:list-item>
        <text:list-item>
          <text:p text:style-name="P10"><text:span text:style-name="T146">dr. : végzettségére utal, tudományos fokozat, m</text:span><text:span text:style-name="T147">űvelt, sokat tanult ember</text:span></text:p>
        </text:list-item>
        <text:list-item>
          <text:p text:style-name="P10"><text:span text:style-name="T148">másik szerepl</text:span><text:span text:style-name="T149">ő: n</text:span><text:span text:style-name="T150">émet<text:s/></text:span><text:span text:style-name="T151">őr</text:span></text:p>
        </text:list-item>
        <text:list-item>
          <text:p text:style-name="P10"><text:span text:style-name="T152">munkatáborban/hadifogságban játszódik a történet</text:span></text:p>
        </text:list-item>
        <text:list-item>
          <text:p text:style-name="P10"><text:span text:style-name="T153">őr: f</text:span><text:span text:style-name="T154">ölérendelt státuszban van</text:span><text:span text:style-name="T155">, t</text:span><text:span text:style-name="T156">őle függ a doktor sorsa,</text:span><text:span text:style-name="T157"><text:s/></text:span><text:span text:style-name="T158">de a dr. fokozat</text:span><text:span text:style-name="T159"><text:s/>miatt</text:span><text:span text:style-name="T160"><text:s/>szellemileg<text:s/></text:span><text:span text:style-name="T161">ő van f</text:span><text:span text:style-name="T162">ölérendelve</text:span></text:p>
        </text:list-item>
        <text:list-item>
          <text:p text:style-name="P10"><text:span text:style-name="T163">másik nemzet nyelvén is képes megszólalni</text:span><text:span text:style-name="T164">,<text:s/></text:span><text:span text:style-name="T165">német társalgás</text:span></text:p>
        </text:list-item>
        <text:list-item>
          <text:p text:style-name="P10"><text:span text:style-name="T165">a megnevezett alakok is mind németek voltak,<text:s/></text:span><text:span text:style-name="T166">romantikából<text:s/></text:span><text:span text:style-name="T167">származtak</text:span><text:span text:style-name="T168">,<text:s/></text:span><text:span text:style-name="T169">a lét és a valóság közti szakadékot ábrázolják</text:span></text:p>
        </text:list-item>
        <text:list-item>
          <text:p text:style-name="P10"><text:span text:style-name="T169">a végkifejlet nem kérdéses</text:span><text:span text:style-name="T170">,<text:s/></text:span><text:span text:style-name="T171">dr. K.H.G. Megalázza az<text:s/></text:span><text:span text:style-name="T172">őrt, de nem sz</text:span><text:span text:style-name="T173">ándékosan</text:span><text:span text:style-name="T174">,<text:s/></text:span><text:span text:style-name="T175">nagyon szeretett magyarázni</text:span><text:span text:style-name="T176">,<text:s/></text:span><text:span text:style-name="T177">tanárember lehetett</text:span><text:span text:style-name="T178">,<text:s/></text:span><text:span text:style-name="T179">felh</text:span><text:span text:style-name="T180">ők f</text:span><text:span text:style-name="T181">ölött él, nem látja át<text:s text:c="2"/>a valóságot</text:span><text:span text:style-name="T182">,<text:s/></text:span><text:span text:style-name="T183">nincs helyzetfelismer</text:span><text:span text:style-name="T184">ő k</text:span><text:span text:style-name="T185">épessége</text:span><text:span text:style-name="T186">. H</text:span><text:span text:style-name="T187">iába nagy m</text:span><text:span text:style-name="T188">űvelts</text:span><text:span text:style-name="T189">ég</text:span><text:span text:style-name="T190">ű áldozattá válik.</text:span><text:span text:style-name="T191"/></text:p>
        </text:list-item>
        <text:list-item>
          <text:p text:style-name="P10"><text:span text:style-name="T192">őrt<text:s/></text:span><text:span text:style-name="T193">zavarta a kioktatás</text:span><text:span text:style-name="T194">,<text:s/></text:span><text:span text:style-name="T195">egy zsidó porig alázta</text:span><text:span text:style-name="T196">,<text:s/></text:span><text:span text:style-name="T197">megalázottság miatt l</text:span><text:span text:style-name="T198">őtte le, az<text:s/></text:span><text:span text:style-name="T199">irodalom legnagyobb alakjait nem ismeri</text:span><text:span text:style-name="T200">.<text:s/></text:span><text:span text:style-name="T201"/></text:p>
        </text:list-item>
        <text:list-item>
          <text:p text:style-name="P10"><text:span text:style-name="T202">A</text:span><text:span text:style-name="T203"><text:s/>tudás az érték az európai kultúrában</text:span><text:span text:style-name="T204">,<text:s/></text:span><text:span text:style-name="T205">szellemi képesség alapján ítélkeznek az ember felett</text:span><text:span text:style-name="T206">,<text:s/></text:span><text:span text:style-name="T207">az<text:s/></text:span><text:span text:style-name="T208">őr a kult</text:span><text:span text:style-name="T209">úrfelfogás áldozata</text:span></text:p>
        </text:list-item>
        <text:list-item>
          <text:p text:style-name="P10"><text:span text:style-name="T210">redukált, minimálisra csökkentett szöveg</text:span><text:span text:style-name="T211">,<text:s/></text:span><text:span text:style-name="T212">fele: irodalmi vonatkozásokat tartalmaz</text:span></text:p>
        </text:list-item>
      </text:list>
      <text:p text:style-name="P11"><text:span text:style-name="T213"/></text:p>
      <text:p text:style-name="P11"><text:span text:style-name="T214">Leltár</text:span></text:p>
      <text:list text:style-name="L12">
        <text:list-item>
          <text:p text:style-name="P12"><text:span text:style-name="T215">a tárgyak történetté egészíthet</text:span><text:span text:style-name="T216">ők</text:span></text:p>
        </text:list-item>
        <text:list-item>
          <text:p text:style-name="P12"><text:span text:style-name="T217">novellának tekinthet</text:span><text:span text:style-name="T218">ő</text:span><text:span text:style-name="T219">,<text:s/></text:span><text:span text:style-name="T220">rövid terjedelem, kevés szerepl</text:span><text:span text:style-name="T221">ő,<text:s/></text:span><text:span text:style-name="T222">egy helyen játszódik</text:span><text:span text:style-name="T223"/></text:p>
        </text:list-item>
        <text:list-item>
          <text:p text:style-name="P12"><text:span text:style-name="T224">gyökeres lefokozás, kapcsolóelemek sincsenek<text:s/></text:span><text:span text:style-name="T225">→</text:span><text:span text:style-name="T226"><text:s/>a szavak szintjén marad meg</text:span></text:p>
        </text:list-item>
        <text:list-item>
          <text:p text:style-name="P12"><text:span text:style-name="T227">epikus jelleg</text:span></text:p>
        </text:list-item>
      </text:list>
      <text:p text:style-name="P13"><text:span text:style-name="T227"><text:s/></text:span><text:span text:style-name="T228">Tér</text:span><text:span text:style-name="T229">: </text:span></text:p>
      <text:p text:style-name="P14"><text:span text:style-name="T230">- dombos táj, gomolyfelh</text:span><text:span text:style-name="T231">ők<text:s/></text:span><text:span text:style-name="T232">→</text:span><text:span text:style-name="T233"><text:s/>távoli perspektíva</text:span></text:p>
      <text:p text:style-name="P15"><text:span text:style-name="T234"><text:s text:c="6"/>-<text:s/></text:span><text:span text:style-name="T235">halastó, gát</text:span><text:span text:style-name="T236">őrh</text:span><text:span text:style-name="T237">áz<text:s/></text:span><text:span text:style-name="T238">→</text:span><text:span text:style-name="T239"><text:s/>közelebbi</text:span></text:p>
      <text:list text:style-name="L16">
        <text:list-item>
          <text:p text:style-name="P16"><text:span text:style-name="T240">gát</text:span><text:span text:style-name="T241">őr: szem</text:span><text:span text:style-name="T242">élyre vonatkozó utalás</text:span><text:span text:style-name="T243">, közeledik a néz</text:span><text:span text:style-name="T244">őpont</text:span><text:span text:style-name="T245"/></text:p>
        </text:list-item>
        <text:list-item>
          <text:p text:style-name="P16"><text:span text:style-name="T246">jegenyesor, sáros út<text:s/></text:span><text:span text:style-name="T247">→</text:span><text:span text:style-name="T248"><text:s/>vízszintes perspektíva</text:span><text:span text:style-name="T249"/></text:p>
        </text:list-item>
      </text:list>
      <text:p text:style-name="P17"><text:span text:style-name="T250">Szerepl</text:span><text:span text:style-name="T251">ők</text:span><text:span text:style-name="T252">: </text:span></text:p>
      <text:list text:style-name="L18">
        <text:list-item>
          <text:p text:style-name="P18"><text:span text:style-name="T253">férfi a házban</text:span></text:p>
        </text:list-item>
        <text:list-item>
          <text:p text:style-name="P18"><text:span text:style-name="T253">n</text:span><text:span text:style-name="T254">ő az<text:s/></text:span><text:span text:style-name="T255">úton</text:span><text:span text:style-name="T256"/></text:p>
        </text:list-item>
      </text:list>
      <text:p text:style-name="P19"><text:span text:style-name="T257">Id</text:span><text:span text:style-name="T258">ő</text:span><text:span text:style-name="T259">: </text:span></text:p>
      <text:list text:style-name="L20">
        <text:list-item>
          <text:p text:style-name="P20"><text:span text:style-name="T260">zivatar után<text:s/></text:span><text:span text:style-name="T261">→</text:span><text:span text:style-name="T262"><text:s/>nyár toposzra utal (er</text:span><text:span text:style-name="T263">ős</text:span><text:span text:style-name="T264">íti a szoknya, szandál blúz képeivel)</text:span></text:p>
        </text:list-item>
        <text:list-item>
          <text:p text:style-name="P20"><text:span text:style-name="T265">gomolyfelh</text:span><text:span text:style-name="T266">ő</text:span><text:span text:style-name="T267"/></text:p>
        </text:list-item>
      </text:list>
      <text:p text:style-name="P21"><text:span text:style-name="T268">N</text:span><text:span text:style-name="T269">ő</text:span><text:span text:style-name="T270">:</text:span></text:p>
      <text:list text:style-name="L22">
        <text:list-item>
          <text:p text:style-name="P22"><text:span text:style-name="T271">kerékpározik, lobog a szoknyája</text:span><text:span text:style-name="T272">,<text:s/></text:span><text:span text:style-name="T273">fiatal (erre utal az öltözéke)</text:span></text:p>
        </text:list-item>
        <text:list-item>
          <text:p text:style-name="P22"><text:span text:style-name="T273">fogtömése látszik, mert nevet</text:span></text:p>
        </text:list-item>
      </text:list>
      <text:p text:style-name="P23"><text:span text:style-name="T274"/></text:p>
      <text:list text:style-name="L24">
        <text:list-item>
          <text:p text:style-name="P24"><text:span text:style-name="T275">a férfi légyottra hívja a n</text:span><text:span text:style-name="T276">őt,<text:s/></text:span><text:span text:style-name="T277">becsukódó ablak: senki se legyen tanúja</text:span></text:p>
        </text:list-item>
        <text:list-item>
          <text:p text:style-name="P24"><text:span text:style-name="T277">másik lehet</text:span><text:span text:style-name="T278">ős</text:span><text:span text:style-name="T279">ég: a lány visszautasítja</text:span><text:span text:style-name="T280">,<text:s/></text:span><text:span text:style-name="T281">csönd: bánat, magány</text:span></text:p>
        </text:list-item>
      </text:list>
      <text:p text:style-name="P25"><text:span text:style-name="T282">A végkifejletet az olvasóra hagyja, emiatt válik groteszkké</text:span><text:span text:style-name="T283"/></text:p>
      <text:list text:style-name="L26">
        <text:list-item>
          <text:p text:style-name="P26"><text:span text:style-name="T284">történet<text:s/></text:span><text:span text:style-name="T285">↔</text:span><text:span text:style-name="T286"><text:s/>ellentörténet</text:span><text:span text:style-name="T287"/></text:p>
        </text:list-item>
        <text:list-item>
          <text:p text:style-name="P26"><text:span text:style-name="T287">leltár forma: az élet eltárgyiasult, elanyagiasodott volt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